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8016in"/>
    </style:style>
    <style:style style:name="co4" style:family="table-column">
      <style:table-column-properties fo:break-before="auto" style:column-width="3.5866in"/>
    </style:style>
    <style:style style:name="co5" style:family="table-column">
      <style:table-column-properties fo:break-before="auto" style:column-width="3.1866in"/>
    </style:style>
    <style:style style:name="co6" style:family="table-column">
      <style:table-column-properties fo:break-before="auto" style:column-width="3.889in"/>
    </style:style>
    <style:style style:name="co7" style:family="table-column">
      <style:table-column-properties fo:break-before="auto" style:column-width="4.4252in"/>
    </style:style>
    <style:style style:name="co8" style:family="table-column">
      <style:table-column-properties fo:break-before="auto" style:column-width="3.1925in"/>
    </style:style>
    <style:style style:name="co9" style:family="table-column">
      <style:table-column-properties fo:break-before="auto" style:column-width="1.2083in"/>
    </style:style>
    <style:style style:name="co10" style:family="table-column">
      <style:table-column-properties fo:break-before="auto" style:column-width="3.5575in"/>
    </style:style>
    <style:style style:name="co11" style:family="table-column">
      <style:table-column-properties fo:break-before="auto" style:column-width="3.8791in"/>
    </style:style>
    <style:style style:name="co12" style:family="table-column">
      <style:table-column-properties fo:break-before="auto" style:column-width="3.2453in"/>
    </style:style>
    <style:style style:name="co13" style:family="table-column">
      <style:table-column-properties fo:break-before="auto" style:column-width="3.38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4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st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9" table:default-cell-style-name="Default"/>
        <table:table-row table:style-name="ro1">
          <table:table-cell/>
          <table:table-cell office:value-type="string" calcext:value-type="string">
            <text:p>Diabetes</text:p>
          </table:table-cell>
          <table:table-cell/>
          <table:table-cell office:value-type="string" calcext:value-type="string">
            <text:p>Breast_cancer</text:p>
          </table:table-cell>
          <table:table-cell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Sonar</text:p>
          </table:table-cell>
          <table:table-cell/>
          <table:table-cell office:value-type="string" calcext:value-type="string">
            <text:p>Splic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All feature</text:p>
          </table:table-cell>
          <table:table-cell office:value-type="string" calcext:value-type="string">
            <text:p>FS = [1,6,7]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FS = <text:s/>[1,5,6,9]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FS = [3,4,5]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FS = [1,4,10,11,12,17,38]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FS = [1,29,30,31,39]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r = 0.1, partial_train = 40</text:p>
          </table:table-cell>
          <table:table-cell/>
          <table:table-cell office:value-type="string" calcext:value-type="string">
            <text:p>Lr = 0.1, partial_train = 40</text:p>
          </table:table-cell>
          <table:table-cell/>
          <table:table-cell office:value-type="string" calcext:value-type="string">
            <text:p>Lr = 0.1, partial_train = 40</text:p>
          </table:table-cell>
          <table:table-cell/>
          <table:table-cell office:value-type="string" calcext:value-type="string">
            <text:p>Lr = 0.1, partial_train = 40</text:p>
          </table:table-cell>
          <table:table-cell/>
          <table:table-cell office:value-type="string" calcext:value-type="string">
            <text:p>Lr = 0.1, partial_train = 40</text:p>
          </table:table-cell>
          <table:table-cell/>
          <table:table-cell office:value-type="string" calcext:value-type="string">
            <text:p>Lr = 0.1, partial_train = 40</text:p>
          </table:table-cell>
          <table:table-cell table:number-columns-repeated="50"/>
        </table:table-row>
        <table:table-row table:style-name="ro2">
          <table:table-cell table:style-name="ce1" office:value-type="string" calcext:value-type="string">
            <text:p>Test</text:p>
          </table:table-cell>
          <table:table-cell table:style-name="ce5" office:value-type="string" calcext:value-type="string">
            <text:p>[0.71875, 0.7447916666666666, 0.7395833333333334, 0.75, 0.7291666666666666, 0.7395833333333334, 0.71875, 0.7447916666666666, 0.7239583333333334, 0.71875, 0.7447916666666666, 0.7447916666666666, 0.6770833333333334, 0.7239583333333334, 0.7239583333333334, 0.7291666666666666, 0.7395833333333334, 0.7604166666666666, 0.7291666666666666, 0.71875]</text:p>
          </table:table-cell>
          <table:table-cell table:style-name="ce5" office:value-type="string" calcext:value-type="string">
            <text:p>[0.6770833333333334, 0.7552083333333334, 0.6770833333333334, 0.7604166666666666, 0.7447916666666666, 0.7239583333333334, 0.7604166666666666, 0.7552083333333334, 0.6770833333333334, 0.75, 0.6822916666666666, 0.765625, 0.6770833333333334, 0.75, 0.7552083333333334, 0.7604166666666666, 0.7604166666666666, 0.765625, 0.7552083333333334, 0.7552083333333334]</text:p>
          </table:table-cell>
          <table:table-cell table:style-name="ce3" office:value-type="string" calcext:value-type="string">
            <text:p>[0.9828571428571429, 0.9828571428571429, 0.9828571428571429, 0.9828571428571429, 0.9828571428571429, 0.9828571428571429, 0.9828571428571429, 0.9828571428571429, 0.9828571428571429, 0.9828571428571429, 0.9828571428571429, 0.7371428571428571, 0.9828571428571429, 0.9828571428571429, 0.9828571428571429, 0.9828571428571429, 0.9828571428571429, 0.9828571428571429, 0.9828571428571429, 0.9828571428571429]</text:p>
          </table:table-cell>
          <table:table-cell table:style-name="ce2" office:value-type="string" calcext:value-type="string">
            <text:p>[0.9657142857142857, 0.9657142857142857, 0.9657142857142857, 0.9657142857142857, 0.9657142857142857, 0.9657142857142857, 0.9657142857142857, 0.96, 0.96, 0.9657142857142857, 0.9542857142857143, 0.9657142857142857, 0.9657142857142857, 0.96, 0.9657142857142857, 0.9657142857142857, 0.9657142857142857, 0.96, 0.96, 0.9657142857142857]</text:p>
          </table:table-cell>
          <table:table-cell table:style-name="ce5" office:value-type="string" calcext:value-type="string">
            <text:p>[0.6296296296296297, 0.6481481481481481, 0.6481481481481481, 0.8148148148148148, 0.6666666666666666, 0.6666666666666666, 0.6666666666666666, 0.5925925925925926, 0.6481481481481481, 0.5740740740740741, 0.6296296296296297, 0.6481481481481481, 0.6481481481481481, 0.6481481481481481, 0.6666666666666666, 0.7407407407407407, 0.5925925925925926, 0.6666666666666666, 0.6481481481481481, 0.6296296296296297]</text:p>
          </table:table-cell>
          <table:table-cell table:style-name="ce5" office:value-type="string" calcext:value-type="string">
            <text:p>[0.6666666666666666, 0.6851851851851852, 0.6851851851851852, 0.6851851851851852, 0.6666666666666666, 0.6851851851851852, 0.6111111111111112, 0.6481481481481481, 0.6851851851851852, 0.6666666666666666, 0.6481481481481481, 0.6296296296296297, 0.6666666666666666, 0.6666666666666666, 0.6666666666666666, 0.6851851851851852, 0.6851851851851852, 0.6666666666666666, 0.6851851851851852, 0.6851851851851852]</text:p>
          </table:table-cell>
          <table:table-cell table:style-name="ce3" office:value-type="string" calcext:value-type="string">
            <text:p>[0.42452830188679247, 0.8443396226415094, 0.8679245283018868, 0.6509433962264151, 0.6650943396226415, 0.42452830188679247, 0.8490566037735849, 0.6084905660377359, 0.7641509433962265, 0.6933962264150944, 0.4481132075471698, 0.8584905660377359, 0.41037735849056606, 0.8066037735849056, 0.4009433962264151, 0.5943396226415094, 0.7924528301886793, 0.8254716981132075, 0.8113207547169812, 0.5801886792452831]</text:p>
          </table:table-cell>
          <table:table-cell table:style-name="ce1"/>
          <table:table-cell table:style-name="ce5" office:value-type="string" calcext:value-type="string">
            <text:p>[0.8076923076923077, 0.5769230769230769, 0.8269230769230769, 0.5576923076923077, 0.8076923076923077, 0.6153846153846154, 0.6538461538461539, 0.8076923076923077, 0.7884615384615384, 0.6923076923076923, 0.5961538461538461, 0.8076923076923077, 0.8076923076923077, 0.7884615384615384, 0.6153846153846154, 0.8269230769230769, 0.8076923076923077, 0.7307692307692307, 0.5961538461538461, 0.7884615384615384]</text:p>
          </table:table-cell>
          <table:table-cell table:style-name="ce5" office:value-type="string" calcext:value-type="string">
            <text:p>[0.8076923076923077, 0.7115384615384616, 0.8076923076923077, 0.7884615384615384, 0.7884615384615384, 0.7884615384615384, 0.7692307692307693, 0.7884615384615384, 0.7884615384615384, 0.6923076923076923, 0.8076923076923077, 0.7692307692307693, 0.7692307692307693, 0.7884615384615384, 0.7692307692307693, 0.75, 0.7692307692307693, 0.7884615384615384, 0.7884615384615384, 0.6923076923076923]</text:p>
          </table:table-cell>
          <table:table-cell table:style-name="ce3" office:value-type="string" calcext:value-type="string">
            <text:p>[0.7669172932330827, 0.5388471177944862, 0.5588972431077694, 0.8922305764411027, 0.7280701754385965, 0.9022556390977443, 0.9160401002506265, 0.8909774436090225, 0.9060150375939849, 0.8070175438596491, 0.8659147869674185, 0.9060150375939849, 0.550125313283208, 0.9097744360902256, 0.9122807017543859, 0.9160401002506265, 0.7744360902255639, 0.9172932330827067, 0.9235588972431078, 0.8947368421052632]</text:p>
          </table:table-cell>
          <table:table-cell table:style-name="ce3" office:value-type="string" calcext:value-type="string">
            <text:p>[0.7781954887218046, 0.7719298245614035, 0.7456140350877193, 0.7431077694235589, 0.7794486215538847, 0.6754385964912281, 0.7844611528822055, 0.7719298245614035, 0.6754385964912281, 0.7719298245614035, 0.6716791979949874, 0.7606516290726817, 0.6629072681704261, 0.6766917293233082, 0.7769423558897243, 0.7330827067669173, 0.6741854636591479, 0.7744360902255639, 0.7606516290726817, 0.7744360902255639]</text:p>
          </table:table-cell>
          <table:table-cell table:style-name="ce1" table:number-columns-repeated="49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office:value-type="float" office:value="0.730989583333333" calcext:value-type="float">
            <text:p>0.730989583333333</text:p>
          </table:table-cell>
          <table:table-cell table:style-name="ce5" office:value-type="float" office:value="0.735416666666667" calcext:value-type="float">
            <text:p>0.735416666666667</text:p>
          </table:table-cell>
          <table:table-cell office:value-type="float" office:value="0.970571428571428" calcext:value-type="float">
            <text:p>0.970571428571428</text:p>
          </table:table-cell>
          <table:table-cell office:value-type="float" office:value="0.963714285714286" calcext:value-type="float">
            <text:p>0.963714285714286</text:p>
          </table:table-cell>
          <table:table-cell table:style-name="ce5" office:value-type="float" office:value="0.653703703703704" calcext:value-type="float">
            <text:p>0.653703703703704</text:p>
          </table:table-cell>
          <table:table-cell table:style-name="ce5" office:value-type="float" office:value="0.668518518518519" calcext:value-type="float">
            <text:p>0.668518518518519</text:p>
          </table:table-cell>
          <table:table-cell office:value-type="float" office:value="0.666037735849057" calcext:value-type="float">
            <text:p>0.666037735849057</text:p>
          </table:table-cell>
          <table:table-cell/>
          <table:table-cell table:style-name="ce5" office:value-type="float" office:value="0.725" calcext:value-type="float">
            <text:p>0.725</text:p>
          </table:table-cell>
          <table:table-cell table:style-name="ce5" office:value-type="float" office:value="0.771153846153846" calcext:value-type="float">
            <text:p>0.771153846153846</text:p>
          </table:table-cell>
          <table:table-cell office:value-type="float" office:value="0.823872180451128" calcext:value-type="float">
            <text:p>0.823872180451128</text:p>
          </table:table-cell>
          <table:table-cell office:value-type="float" office:value="0.738157894736842" calcext:value-type="float">
            <text:p>0.73815789473684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n paper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733" calcext:value-type="float">
            <text:p>0.733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6883" calcext:value-type="float">
            <text:p>0.6883</text:p>
          </table:table-cell>
          <table:table-cell/>
          <table:table-cell office:value-type="float" office:value="0.7788" calcext:value-type="float">
            <text:p>0.7788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8332" calcext:value-type="float">
            <text:p>0.8332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4:26:11.458658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5T17:01:31.908657968</dc:date>
    <meta:editing-duration>PT16M42S</meta:editing-duration>
    <meta:editing-cycles>3</meta:editing-cycles>
    <meta:generator>LibreOffice/6.4.6.2$Linux_X86_64 LibreOffice_project/40$Build-2</meta:generator>
    <meta:document-statistic meta:table-count="1" meta:cell-count="60" meta:object-count="0"/>
  </office:meta>
</office:document-meta>
</file>